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Standard" style:list-style-name="L5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 Introduction</text:p>
      <text:list xml:id="list2608982147370299255" text:style-name="L1">
        <text:list-item>
          <text:list>
            <text:list-item>
              <text:p text:style-name="P1">What is an operative system</text:p>
            </text:list-item>
          </text:list>
        </text:list-item>
      </text:list>
      <text:list xml:id="list4667127177328631860" text:style-name="L2">
        <text:list-item>
          <text:list>
            <text:list-item>
              <text:list>
                <text:list-item>
                  <text:p text:style-name="P2">A program that acts as an intermediate between the hardware and the user</text:p>
                </text:list-item>
                <text:list-item>
                  <text:p text:style-name="P2">Provides interfaces for the programs to utilize hardware resources</text:p>
                </text:list-item>
                <text:list-item>
                  <text:p text:style-name="P2">Manages computer resources</text:p>
                </text:list-item>
                <text:list-item>
                  <text:p text:style-name="P2">Programs run on top of it and ask for some computer resources which is almost always done in user mode</text:p>
                </text:list-item>
                <text:list-item>
                  <text:p text:style-name="P2">Has 2 modes:</text:p>
                  <text:list>
                    <text:list-item>
                      <text:p text:style-name="P2">User: Offers restricted access to subrutines in order to keep the system healthy</text:p>
                    </text:list-item>
                    <text:list-item>
                      <text:p text:style-name="P2">Kernel: Sees and touches all hardware</text:p>
                    </text:list-item>
                  </text:list>
                </text:list-item>
                <text:list-item>
                  <text:p text:style-name="P2">Offers multiplexing in time and space:</text:p>
                  <text:list>
                    <text:list-item>
                      <text:p text:style-name="P2">Time: Stops a program to switch to another one </text:p>
                    </text:list-item>
                  </text:list>
                  <text:p text:style-name="P2"/>
                </text:list-item>
              </text:list>
            </text:list-item>
          </text:list>
        </text:list-item>
      </text:list>
      <text:list xml:id="list460226078168341309" text:style-name="L4">
        <text:list-item>
          <text:list>
            <text:list-item>
              <text:p text:style-name="P3">Computer hardware</text:p>
            </text:list-item>
          </text:list>
        </text:list-item>
      </text:list>
      <text:list xml:id="list4170184134481513861" text:style-name="L5">
        <text:list-item>
          <text:p text:style-name="P4">Processors:</text:p>
          <text:list>
            <text:list-item>
              <text:p text:style-name="P4">Is the brain of the computer</text:p>
            </text:list-item>
            <text:list-item>
              <text:p text:style-name="P4">The basic cycle of the CPU: Fetch the first instruction from memory, decode it to determine its type and operans, execute it and start again until the program finishes</text:p>
            </text:list-item>
            <text:list-item>
              <text:p text:style-name="P4">Has registers to hold variables and temporary results</text:p>
              <text:list>
                <text:list-item>
                  <text:p text:style-name="P4">Program counter: Contains the memory address of the next instruction to be fetched. After that it gets updated to point to its successor</text:p>
                </text:list-item>
                <text:list-item>
                  <text:p text:style-name="P4">Stack pointer: Points to the top of the current stack in memory. The stack contains one frame for each procedure that has entered byt not yet exited. A procedure's stack frame holds input parameters, local variables and temporary variables not kept in registers</text:p>
                </text:list-item>
                <text:list-item>
                  <text:p text:style-name="P4">Program Status Word (PSW): Contains condition code bits, which are set by comparison instructions, the CPU priority, the mode (user, kernel), and other control bits. Plays an important role in system calls and I/O</text:p>
                </text:list-item>
              </text:list>
            </text:list-item>
            <text:list-item>
              <text:p text:style-name="P4">Architecture: Everything that is visible to the software such as instructions and registers</text:p>
            </text:list-item>
            <text:list-item>
              <text:p text:style-name="P4">Micro-architecture: Understands the implementation of the architecture</text:p>
            </text:list-item>
            <text:list-item>
              <text:p text:style-name="P4">Pipeline: An advance method for the CPU to fetch, decode and execute an instruction. While a unit executes an instruction n, another unit decodes the next instruction n+1 and another fetches another instruction n+2. Pipelines are complicated</text:p>
            </text:list-item>
            <text:list-item>
              <text:p text:style-name="P4">Superscalar CPU: A CPU with multiple execution units. Also multiple fetch and decoding units that throw the decoded instructions to a holding buffer until they can be executed</text:p>
            </text:list-item>
            <text:list-item>
              <text:p text:style-name="P4">Can run in 2 modes, user and kernel. In embedded systems a small piece runs in kernel with the rest of the OS running in user mode.</text:p>
              <text:list>
                <text:list-item>
                  <text:p text:style-name="P4">A program always runs in user mode. To obtain services from the OS it must make a system call. It traps into the kernel and invokes the OS. The trap instruction: syscall switches from usermode to kernel mode and starts the OS.</text:p>
                </text:list-item>
                <text:list-item>
                  <text:p text:style-name="P4">More traps than syscall, also divide by 0, floating-point underflow,... If the program advances an error call the OS handles the error back to the program.</text:p>
                </text:list-item>
              </text:list>
            </text:list-item>
            <text:list-item>
              <text:p text:style-name="P4">Thread: A kind of a lightweight process, a running program</text:p>
            </text:list-item>
            <text:list-item>
              <text:p text:style-name="P4">Multithread: Allows the CPU to hold the state of 2 different threads and switch back and forth on a nanosecond. No real parallelism but switching is extreamly fast. Each thread is seen by the OS as a separate CPU. A case: 2 CPUs with 2 <text:soft-page-break/>threads and work load for 2 threads. The OS may give it to one CPU while the other one is completely idle. Today there are multicores and GPUs with thousends of cores</text:p>
            </text:list-item>
          </text:list>
        </text:list-item>
        <text:list-item>
          <text:p text:style-name="P4">Memory:</text:p>
          <text:list>
            <text:list-item>
              <text:p text:style-name="P4">Structured in layers depending on their speed and closer to the CPU:</text:p>
              <text:list>
                <text:list-item>
                  <text:p text:style-name="P4">Registers<text:tab/>&lt; 1ns<text:tab/><text:tab/>&lt;1kb</text:p>
                </text:list-item>
                <text:list-item>
                  <text:p text:style-name="P4">Cache<text:tab/><text:tab/>1-8 ns<text:tab/><text:tab/>4-8mb</text:p>
                </text:list-item>
                <text:list-item>
                  <text:p text:style-name="P4">Main memory<text:tab/>10-50ns<text:tab/>16-64Gb (Working horse of computer)</text:p>
                </text:list-item>
                <text:list-item>
                  <text:p text:style-name="P4">SSD<text:tab/><text:tab/>10msec<text:tab/>2-16+ TB</text:p>
                </text:list-item>
              </text:list>
            </text:list-item>
            <text:list-item>
              <text:p text:style-name="P4">Registers: Made by the same materials as the CPU and right next to it. Programs must manage the registers (decide what to keep in them) themselfs, in software.</text:p>
            </text:list-item>
            <text:list-item>
              <text:p text:style-name="P4">Cache: Mostly controlled by the hardware. Divided into cache lines, tipically 64 bytes, addresses 0-63 in cache line 0, 64-127 in cache line 1,... When the program needs to read a word, the cache hardware checks in cache, if it is is called cache hit (no memory request is sent over the bus to the main memory), takes a few clock cycles. Cache misses have to go to memory with a time penalty of tens to hunders of cycles</text:p>
              <text:list>
                <text:list-item>
                  <text:p text:style-name="P4">When to put a new item into the cache</text:p>
                </text:list-item>
                <text:list-item>
                  <text:p text:style-name="P4">Which cache line to put the new item in</text:p>
                </text:list-item>
                <text:list-item>
                  <text:p text:style-name="P4">Which item to remove from the cache when a slot is needed</text:p>
                </text:list-item>
                <text:list-item>
                  <text:p text:style-name="P4">Where to put a newly evicted item in the larger memory</text:p>
                </text:list-item>
              </text:list>
            </text:list-item>
            <text:list-item>
              <text:p text:style-name="P4">Main memory (Random Access Memory RAM). All CPU requests that cannot be satified out of the cache go to main memory.</text:p>
              <text:list>
                <text:list-item>
                  <text:p text:style-name="P4">ROM (Read Only Memory): Programmed at the factory and cannot be changed. Fast and inexpensive. Some bootloaders are in ROM</text:p>
                </text:list-item>
                <text:list-item>
                  <text:p text:style-name="P4">EEPROM (Electrically Erasable PROM) non volatile, erasable and rewritten. Writting takes orders of magnitude more time than RAM. Used same as ROM but debbugabl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4M49S</meta:editing-duration>
    <meta:editing-cycles>40</meta:editing-cycles>
    <meta:generator>OpenOffice/4.1.13$Win32 OpenOffice.org_project/4113m1$Build-9810</meta:generator>
    <dc:date>2023-11-06T20:52:57.57</dc:date>
    <meta:document-statistic meta:table-count="0" meta:image-count="0" meta:object-count="0" meta:page-count="2" meta:paragraph-count="43" meta:word-count="790" meta:character-count="4357"/>
    <meta:user-defined meta:name="Info 1"/>
    <meta:user-defined meta:name="Info 2"/>
    <meta:user-defined meta:name="Info 3"/>
    <meta:user-defined meta:name="Info 4"/>
  </office:meta>
</office:document-meta>
</file>